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  <style:text-properties fo:font-size="10pt" style:font-size-asian="10pt" style:font-size-complex="10pt"/>
    </style:style>
    <style:style style:name="P4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>User Stories.</text:p>
      <text:p text:style-name="P1"/>
      <text:list xml:id="list597350647" text:style-name="WWNum1">
        <text:list-item>
          <text:p text:style-name="P2">As a user, I want to be able to signup with my email address</text:p>
          <text:list>
            <text:list-item>
              <text:p text:style-name="P3">Email address must pass validation before being submitted to database.</text:p>
            </text:list-item>
            <text:list-item>
              <text:p text:style-name="P3">Email address must not match any email address already stored in database.</text:p>
            </text:list-item>
            <text:list-item>
              <text:p text:style-name="P3">User data needs to be stored on my postgres database via SailsJS.</text:p>
            </text:list-item>
            <text:list-item>
              <text:p text:style-name="P3">Ryan already has signup setup but it has errors.</text:p>
            </text:list-item>
          </text:list>
        </text:list-item>
        <text:list-item>
          <text:p text:style-name="P2">As a user, I want to be mailed my password when I signup.</text:p>
        </text:list-item>
        <text:list-item>
          <text:p text:style-name="P2">As a user, I want to be able to login and logout.</text:p>
          <text:list>
            <text:list-item>
              <text:p text:style-name="P3">Login should persist with cookies until logout.</text:p>
            </text:list-item>
            <text:list-item>
              <text:p text:style-name="P3">Ryan has already set up login and logout, but it has errors.</text:p>
            </text:list-item>
          </text:list>
        </text:list-item>
        <text:list-item>
          <text:p text:style-name="P2">As a user, I want to be able to retrieve and reset a forgotten password .</text:p>
        </text:list-item>
        <text:list-item>
          <text:p text:style-name="P2">As a user, I want to have the option to take a “before" photo with my computer webcam or cellphone camera and have the option to upload a "before" photo from my computer or cell phone.</text:p>
          <text:list>
            <text:list-item>
              <text:p text:style-name="P3">I prefer we use existing Angular file upload library I’ve chosen.</text:p>
            </text:list-item>
            <text:list-item>
              <text:p text:style-name="P3">I prefer we use an Angular library for webcam.</text:p>
            </text:list-item>
            <text:list-item>
              <text:p text:style-name="P3">Image needs to be stored on my S3 server.</text:p>
            </text:list-item>
            <text:list-item>
              <text:p text:style-name="P3">Progress bar should show while image is uploading.</text:p>
            </text:list-item>
            <text:list-item>
              <text:p text:style-name="P3">Ryan has already set up file upload and progress bar for the “before” photo, but it is not 100% complete and clean code.</text:p>
            </text:list-item>
          </text:list>
        </text:list-item>
        <text:list-item>
          <text:p text:style-name="P2">As a user, I want the option to add my 'after' photo immediately or be reminded at a later date to do so. If I choose to be reminded I want to be sent an email based on a specific timeframe that I choose.</text:p>
          <text:list>
            <text:list-item>
              <text:p text:style-name="P3">The reminder email should tell the user to login and take their “after” photo.</text:p>
            </text:list-item>
            <text:list-item>
              <text:p text:style-name="P3">It should be sent on the date they originally specified.</text:p>
            </text:list-item>
            <text:list-item>
              <text:p text:style-name="P3">When the user logs in, they should be taken to the “after.html” screen and shown the options to take photo or upload photo.</text:p>
            </text:list-item>
          </text:list>
        </text:list-item>
        <text:list-item>
          <text:p text:style-name="P2">As a user, I want my before and after photos to be auto-labeled with timestamp and day number.</text:p>
          <text:list>
            <text:list-item>
              <text:p text:style-name="P3">If you can get the photos to load at the proper size in the html, then Ryan can handle this step with Angular/HTML CSS.</text:p>
            </text:list-item>
            <text:list-item>
              <text:p text:style-name="P3">For the after photo, I need you to calculate the number of days elapsed between the Before and After photos by using their timestamps and storing the time elapsed as a scoped variable.</text:p>
            </text:list-item>
          </text:list>
        </text:list-item>
        <text:list-item>
          <text:p text:style-name="P2">As a user, I want my final before and after pics to be aligned next to each other on a frame and scaled to fit Imgur (610px x 490px)</text:p>
          <text:list>
            <text:list-item>
              <text:p text:style-name="P3">I need you to make sure the images are correctly displaying in HTML at the right size and within the right containers.</text:p>
            </text:list-item>
            <text:list-item>
              <text:p text:style-name="P3">Image “framing” design and overlays will be done by Ryan using HTML &amp; CSS.</text:p>
            </text:list-item>
          </text:list>
        </text:list-item>
        <text:list-item>
          <text:p text:style-name="P2">As a user I want to be able to download my final framed photo.</text:p>
          <text:list>
            <text:list-item>
              <text:p text:style-name="P3">I think this will require “stitching” together the “before” and “after” pics along with their dates and day labels and then turning into an image that the user can download.</text:p>
            </text:list-item>
          </text:list>
        </text:list-item>
        <text:list-item>
          <text:p text:style-name="P2">As a user, I want to be able to repeat the process anytime (ie clear out my old photos and start again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in" fo:margin-bottom="0in" fo:line-height="100%"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139in" fo:line-height="100%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3-23T10:15:13</dc:date>
    <dc:creator>Anshuman P.Kanetkar</dc:creator>
    <meta:editing-duration>P0D</meta:editing-duration>
    <meta:editing-cycles>1</meta:editing-cycles>
    <meta:document-statistic meta:table-count="0" meta:image-count="0" meta:object-count="0" meta:page-count="1" meta:paragraph-count="30" meta:word-count="541" meta:character-count="72" meta:non-whitespace-character-count="2220"/>
  </office:meta>
</office:document-meta>
</file>